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color="#000000" loext:opacity="100%" fo:font-size="14pt" fo:font-weight="bold" fo:background-color="#ffff00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Standard">
      <style:paragraph-properties style:text-autospace="none"/>
      <style:text-properties fo:font-size="14pt" fo:language="en" fo:country="US" fo:font-weight="bold" style:font-name-asian="Calibri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12" style:family="paragraph" style:parent-style-name="Standard">
      <style:paragraph-properties style:text-autospace="none"/>
    </style:style>
    <style:style style:name="P13" style:family="paragraph" style:parent-style-name="Standard">
      <style:paragraph-properties style:text-autospace="none"/>
      <style:text-properties style:font-name="Courier New" fo:font-size="11pt" fo:language="en" fo:country="US" style:font-name-asian="Calibri" style:font-size-asian="11pt" style:font-name-complex="Courier New" style:font-size-complex="11pt"/>
    </style:style>
    <style:style style:name="P14" style:family="paragraph" style:parent-style-name="Standard">
      <style:paragraph-properties style:text-autospace="none"/>
      <style:text-properties style:font-name="Courier New" fo:font-size="11pt" fo:language="en" fo:country="US" fo:font-weight="bold" style:font-name-asian="Calibri" style:font-size-asian="11pt" style:font-weight-asian="bold" style:font-name-complex="Courier New" style:font-size-complex="11pt" style:font-weight-complex="bold"/>
    </style:style>
    <style:style style:name="P15" style:family="paragraph" style:parent-style-name="Standard_20__28_user_29_">
      <style:paragraph-properties fo:line-height="150%" fo:text-align="center" style:justify-single-word="false"/>
      <style:text-properties fo:color="#000000" loext:opacity="100%" fo:font-size="14pt" style:font-size-asian="14pt" style:font-size-complex="14pt" style:font-weight-complex="bold"/>
    </style:style>
    <style:style style:name="P16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style:font-size-asian="14pt" style:font-weight-asian="bold" style:font-size-complex="14pt"/>
    </style:style>
    <style:style style:name="P17" style:family="paragraph" style:parent-style-name="Standard_20__28_user_29_">
      <style:paragraph-properties fo:margin-left="0in" fo:margin-right="0in" fo:line-height="150%" fo:text-indent="0.4925in" style:auto-text-indent="false" fo:break-before="page"/>
      <style:text-properties fo:font-size="14pt" fo:font-weight="bold" officeooo:rsid="0006c868" officeooo:paragraph-rsid="001b2fa8" style:font-size-asian="14pt" style:font-weight-asian="bold" style:font-size-complex="14pt"/>
    </style:style>
    <style:style style:name="P18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</style:style>
    <style:style style:name="P19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20" style:family="paragraph" style:parent-style-name="Standard_20__28_user_29_">
      <style:paragraph-properties fo:margin-left="0in" fo:margin-right="0in" fo:line-height="150%" fo:text-indent="0.4925in" style:auto-text-indent="false"/>
      <style:text-properties fo:font-size="14pt" fo:font-weight="bold" officeooo:rsid="0006c868" officeooo:paragraph-rsid="001b2fa8" style:font-size-asian="14pt" style:font-weight-asian="bold" style:font-size-complex="14pt"/>
    </style:style>
    <style:style style:name="P21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officeooo:rsid="000a1828" officeooo:paragraph-rsid="001b2fa8" style:font-size-asian="14pt" style:font-size-complex="14pt"/>
    </style:style>
    <style:style style:name="P22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style:font-size-asian="14pt" style:font-size-complex="14pt"/>
    </style:style>
    <style:style style:name="P23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officeooo:rsid="0026994a" style:font-size-asian="14pt" style:font-size-complex="14pt" style:font-weight-complex="bold"/>
    </style:style>
    <style:style style:name="P24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P25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ff0000" loext:opacity="100%" fo:font-size="14pt" style:font-size-asian="14pt" style:font-size-complex="14pt" style:font-weight-complex="bold"/>
    </style:style>
    <style:style style:name="P26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27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 fo:break-before="page"/>
    </style:style>
    <style:style style:name="P28" style:family="paragraph" style:parent-style-name="Standard_20__28_user_29_">
      <style:paragraph-properties fo:margin-left="0in" fo:margin-right="0in" fo:line-height="150%" fo:text-align="justify" style:justify-single-word="false" fo:text-indent="0in" style:auto-text-indent="false"/>
      <style:text-properties fo:font-size="14pt" fo:font-weight="bold" officeooo:rsid="000a1828" officeooo:paragraph-rsid="001d9ca1" style:font-size-asian="14pt" style:font-weight-asian="bold" style:font-size-complex="14pt" style:font-weight-complex="bold"/>
    </style:style>
    <style:style style:name="P29" style:family="paragraph" style:parent-style-name="Standard_20__28_user_29_">
      <style:paragraph-properties fo:text-align="justify" style:justify-single-word="false"/>
      <style:text-properties style:use-window-font-color="true" loext:opacity="0%" style:font-name="Times New Roman" fo:font-size="14pt" fo:language="ru" fo:country="RU" officeooo:rsid="00191547" officeooo:paragraph-rsid="002a1de4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P30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officeooo:paragraph-rsid="002a1de4" style:font-size-asian="14pt" style:font-size-complex="14pt"/>
    </style:style>
    <style:style style:name="P31" style:family="paragraph" style:parent-style-name="Standard" style:master-page-name="Standard">
      <style:paragraph-properties fo:margin-left="1.4772in" fo:margin-right="0in" fo:line-height="150%" fo:text-indent="0in" style:auto-text-indent="false" style:page-number="auto"/>
    </style:style>
    <style:style style:name="P32" style:family="paragraph" style:parent-style-name="Standard">
      <style:paragraph-properties style:text-autospace="none"/>
      <style:text-properties style:font-name="Courier New" fo:font-size="11pt" fo:language="en" fo:country="US" style:font-name-asian="Calibri" style:font-size-asian="11pt" style:font-name-complex="Courier New" style:font-size-complex="11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b2fa8" style:font-weight-asian="bold"/>
    </style:style>
    <style:style style:name="T3" style:family="text">
      <style:text-properties fo:text-transform="uppercase"/>
    </style:style>
    <style:style style:name="T4" style:family="text">
      <style:text-properties fo:text-transform="uppercase" fo:font-size="14pt" fo:font-weight="bold" style:font-size-asian="14pt" style:font-weight-asian="bold" style:font-size-complex="14pt"/>
    </style:style>
    <style:style style:name="T5" style:family="text">
      <style:text-properties fo:text-transform="uppercase" fo:font-size="14pt" fo:language="en" fo:country="US" fo:font-weight="bold" style:font-size-asian="14pt" style:font-weight-asian="bold" style:font-size-complex="14pt"/>
    </style:style>
    <style:style style:name="T6" style:family="text">
      <style:text-properties fo:text-transform="uppercase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font-size-asian="14pt" style:font-size-complex="14pt" style:font-weight-complex="bold"/>
    </style:style>
    <style:style style:name="T9" style:family="text">
      <style:text-properties fo:font-size="14pt" officeooo:rsid="000dfd64" style:font-size-asian="14pt" style:font-size-complex="14pt" style:font-weight-complex="bold"/>
    </style:style>
    <style:style style:name="T10" style:family="text">
      <style:text-properties fo:font-size="14pt" officeooo:rsid="0022ccf2" style:font-size-asian="14pt" style:font-size-complex="14pt" style:font-weight-complex="bold"/>
    </style:style>
    <style:style style:name="T11" style:family="text">
      <style:text-properties fo:font-size="14pt" officeooo:rsid="00237a1a" style:font-size-asian="14pt" style:font-size-complex="14pt" style:font-weight-complex="bold"/>
    </style:style>
    <style:style style:name="T12" style:family="text">
      <style:text-properties fo:font-size="14pt" officeooo:rsid="002450de" style:font-size-asian="14pt" style:font-size-complex="14pt" style:font-weight-complex="bold"/>
    </style:style>
    <style:style style:name="T13" style:family="text">
      <style:text-properties fo:font-size="14pt" officeooo:rsid="002a1de4" style:font-size-asian="14pt" style:font-size-complex="14pt" style:font-weight-complex="bold"/>
    </style:style>
    <style:style style:name="T14" style:family="text">
      <style:text-properties fo:font-size="14pt" fo:font-weight="bold" style:font-size-asian="14pt" style:font-weight-asian="bold" style:font-size-complex="14pt"/>
    </style:style>
    <style:style style:name="T15" style:family="text">
      <style:text-properties fo:font-size="14pt" fo:font-weight="bold" style:font-name-asian="Calibri" style:font-size-asian="14pt" style:font-weight-asian="bold" style:font-size-complex="14pt" style:font-weight-complex="bold"/>
    </style:style>
    <style:style style:name="T16" style:family="text">
      <style:text-properties fo:font-size="14pt" fo:language="en" fo:country="US" fo:font-style="italic" style:font-size-asian="14pt" style:font-style-asian="italic" style:font-size-complex="14pt" style:font-style-complex="italic" style:font-weight-complex="bold"/>
    </style:style>
    <style:style style:name="T17" style:family="text">
      <style:text-properties fo:font-size="14pt" fo:language="en" fo:country="US" fo:font-style="italic" officeooo:rsid="0022ccf2" style:font-size-asian="14pt" style:font-style-asian="italic" style:font-size-complex="14pt" style:font-style-complex="italic" style:font-weight-complex="bold"/>
    </style:style>
    <style:style style:name="T18" style:family="text">
      <style:text-properties fo:font-size="14pt" fo:language="en" fo:country="US" fo:font-weight="bold" style:font-name-asian="Calibri" style:font-size-asian="14pt" style:font-weight-asian="bold" style:font-size-complex="14pt" style:font-weight-complex="bold"/>
    </style:style>
    <style:style style:name="T19" style:family="text">
      <style:text-properties fo:font-size="14pt" fo:language="en" fo:country="US" fo:font-weight="bold" officeooo:rsid="0026e609" style:font-name-asian="Calibri" style:font-size-asian="14pt" style:font-weight-asian="bold" style:font-size-complex="14pt" style:font-weight-complex="bold"/>
    </style:style>
    <style:style style:name="T20" style:family="text">
      <style:text-properties fo:font-size="14pt" fo:font-style="italic" style:font-size-asian="14pt" style:font-style-asian="italic" style:font-size-complex="14pt" style:font-style-complex="italic" style:font-weight-complex="bold"/>
    </style:style>
    <style:style style:name="T21" style:family="text">
      <style:text-properties fo:font-size="14pt" fo:font-style="italic" officeooo:rsid="0022ccf2" style:font-size-asian="14pt" style:font-style-asian="italic" style:font-size-complex="14pt" style:font-style-complex="italic" style:font-weight-complex="bold"/>
    </style:style>
    <style:style style:name="T22" style:family="text">
      <style:text-properties fo:color="#000000" loext:opacity="100%" fo:font-size="14pt" fo:font-weight="bold" style:font-size-asian="14pt" style:font-weight-asian="bold" style:font-size-complex="14pt"/>
    </style:style>
    <style:style style:name="T23" style:family="text">
      <style:text-properties fo:color="#000000" loext:opacity="100%" fo:font-size="14pt" style:font-size-asian="14pt" style:font-size-complex="14pt"/>
    </style:style>
    <style:style style:name="T24" style:family="text">
      <style:text-properties fo:color="#000000" loext:opacity="100%" style:font-name="Times New Roman" fo:font-size="14pt" fo:language="ru" fo:country="RU" fo:font-weight="bold" officeooo:rsid="0028523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25" style:family="text">
      <style:text-properties fo:color="#000000" loext:opacity="100%" officeooo:rsid="0015593b"/>
    </style:style>
    <style:style style:name="T26" style:family="text">
      <style:text-properties fo:color="#000000" loext:opacity="100%" officeooo:rsid="002a1de4"/>
    </style:style>
    <style:style style:name="T27" style:family="text">
      <style:text-properties fo:color="#ff0000" loext:opacity="100%" fo:font-size="14pt" fo:font-weight="bold" style:font-size-asian="14pt" style:font-weight-asian="bold" style:font-size-complex="14pt"/>
    </style:style>
    <style:style style:name="T28" style:family="text">
      <style:text-properties fo:font-variant="normal" fo:text-transform="none" fo:font-size="14pt" style:font-size-asian="14pt" style:font-size-complex="14pt"/>
    </style:style>
    <style:style style:name="T29" style:family="text">
      <style:text-properties fo:font-variant="normal" fo:text-transform="none" style:use-window-font-color="true" loext:opacity="0%" style:font-name="Times New Roman" fo:font-size="14pt" fo:letter-spacing="0.0035in" fo:language="ru" fo:country="RU" fo:font-weight="bold" officeooo:rsid="00285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30" style:family="text">
      <style:text-properties officeooo:rsid="00052f46"/>
    </style:style>
    <style:style style:name="T31" style:family="text">
      <style:text-properties style:use-window-font-color="true" loext:opacity="0%" style:font-name="Times New Roman" fo:font-size="14pt" fo:language="ru" fo:country="RU" officeooo:rsid="000f91fa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T32" style:family="text">
      <style:text-properties style:use-window-font-color="true" loext:opacity="0%" style:font-name="Times New Roman" fo:font-size="14pt" fo:language="ru" fo:country="RU" officeooo:rsid="0022ccf2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T33" style:family="text">
      <style:text-properties style:use-window-font-color="true" loext:opacity="0%" style:font-name="Times New Roman" fo:font-size="14pt" fo:language="ru" fo:country="RU" officeooo:rsid="00237a1a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T34" style:family="text">
      <style:text-properties style:use-window-font-color="true" loext:opacity="0%" style:font-name="Times New Roman" fo:font-size="14pt" fo:language="ru" fo:country="RU" officeooo:rsid="0026e609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T35" style:family="text">
      <style:text-properties style:use-window-font-color="true" loext:opacity="0%" style:font-name="Times New Roman" fo:font-size="14pt" fo:language="ru" fo:country="RU" officeooo:rsid="002a1de4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T36" style:family="text">
      <style:text-properties style:use-window-font-color="true" loext:opacity="0%" style:font-name="Times New Roman" fo:font-size="14pt" fo:language="ru" fo:country="RU" fo:font-style="italic" officeooo:rsid="0026e609" style:letter-kerning="true" style:font-name-asian="Times New Roman" style:font-size-asian="14pt" style:language-asian="zh" style:country-asian="CN" style:font-style-asian="italic" style:font-name-complex="Times New Roman" style:font-size-complex="14pt" style:language-complex="ar" style:country-complex="SA" style:font-style-complex="italic" style:font-weight-complex="bold"/>
    </style:style>
    <style:style style:name="T37" style:family="text">
      <style:text-properties style:use-window-font-color="true" loext:opacity="0%" style:font-name="Times New Roman" fo:font-size="14pt" fo:language="en" fo:country="US" fo:font-style="italic" officeooo:rsid="0022ccf2" style:letter-kerning="true" style:font-name-asian="Times New Roman" style:font-size-asian="14pt" style:language-asian="zh" style:country-asian="CN" style:font-style-asian="italic" style:font-name-complex="Times New Roman" style:font-size-complex="14pt" style:language-complex="ar" style:country-complex="SA" style:font-style-complex="italic" style:font-weight-complex="bold"/>
    </style:style>
    <style:style style:name="T38" style:family="text">
      <style:text-properties style:use-window-font-color="true" loext:opacity="0%" style:font-name="Times New Roman" fo:font-size="14pt" fo:language="en" fo:country="US" fo:font-weight="bold" officeooo:rsid="0024e917" style:font-name-asian="Calibri" style:font-size-asian="14pt" style:font-weight-asian="bold" style:font-name-complex="Times New Roman" style:font-size-complex="14pt" style:language-complex="ar" style:country-complex="SA" style:font-weight-complex="bold"/>
    </style:style>
    <style:style style:name="T39" style:family="text">
      <style:text-properties style:use-window-font-color="true" loext:opacity="0%" style:font-name="Times New Roman" fo:font-size="14pt" fo:language="en" fo:country="US" fo:font-weight="bold" officeooo:rsid="0026e609" style:font-name-asian="Calibri" style:font-size-asian="14pt" style:font-weight-asian="bold" style:font-name-complex="Times New Roman" style:font-size-complex="14pt" style:language-complex="ar" style:country-complex="SA" style:font-weight-complex="bold"/>
    </style:style>
    <style:style style:name="T40" style:family="text">
      <style:text-properties style:use-window-font-color="true" loext:opacity="0%" style:font-name="Times New Roman" fo:language="ru" fo:country="RU" fo:font-weight="normal" officeooo:rsid="002a1de4" style:letter-kerning="true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41" style:family="text">
      <style:text-properties style:font-name="Times New Roman" fo:language="ru" fo:country="RU" officeooo:rsid="0014e5ef" style:letter-kerning="true" style:font-name-asian="Times New Roman" style:language-asian="zh" style:country-asian="CN" style:font-name-complex="Times New Roman" style:language-complex="ar" style:country-complex="SA"/>
    </style:style>
    <style:style style:name="T42" style:family="text">
      <style:text-properties style:font-name="Times New Roman" fo:language="ru" fo:country="RU" officeooo:rsid="0026e609" style:letter-kerning="true" style:font-name-asian="Times New Roman" style:language-asian="zh" style:country-asian="CN" style:font-name-complex="Times New Roman" style:language-complex="ar" style:country-complex="SA"/>
    </style:style>
    <style:style style:name="T43" style:family="text">
      <style:text-properties style:font-name="Times New Roman" fo:language="ru" fo:country="RU" officeooo:rsid="002450de" style:letter-kerning="true" style:font-name-asian="Times New Roman" style:language-asian="zh" style:country-asian="CN" style:font-name-complex="Times New Roman" style:language-complex="ar" style:country-complex="SA"/>
    </style:style>
    <style:style style:name="T44" style:family="text">
      <style:text-properties style:font-name="Times New Roman" fo:language="ru" fo:country="RU" officeooo:rsid="0015593b" style:letter-kerning="true" style:font-name-asian="Times New Roman" style:language-asian="zh" style:country-asian="CN" style:font-name-complex="Times New Roman" style:language-complex="ar" style:country-complex="SA" style:font-weight-complex="bold"/>
    </style:style>
    <style:style style:name="T45" style:family="text">
      <style:text-properties style:font-name="Times New Roman" fo:language="ru" fo:country="RU" officeooo:rsid="002a1de4" style:letter-kerning="true" style:font-name-asian="Times New Roman" style:language-asian="zh" style:country-asian="CN" style:font-name-complex="Times New Roman" style:language-complex="ar" style:country-complex="SA"/>
    </style:style>
    <style:style style:name="T46" style:family="text">
      <style:text-properties officeooo:rsid="0015593b"/>
    </style:style>
    <style:style style:name="T47" style:family="text">
      <style:text-properties officeooo:rsid="002450de"/>
    </style:style>
    <style:style style:name="T48" style:family="text">
      <style:text-properties officeooo:rsid="0028523d"/>
    </style:style>
    <style:style style:name="T49" style:family="text">
      <style:text-properties officeooo:rsid="002a1d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5"><text:s text:c="12"/></text:span><text:span text:style-name="T4">МИНОБРНАУКИ РОССИИ</text:span>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3"><text:span text:style-name="T14">Кафедра </text:span><text:span text:style-name="T22">МО ЭВМ</text:span></text:p>
      <text:p text:style-name="P4"/>
      <text:p text:style-name="P4"/>
      <text:p text:style-name="P7"/>
      <text:p text:style-name="P7"/>
      <text:p text:style-name="P7"/>
      <text:p text:style-name="P7"/>
      <text:p text:style-name="P7"/>
      <text:p text:style-name="P26"><text:span text:style-name="Название_20_книги"><text:span text:style-name="T6">отчет</text:span></text:span></text:p>
      <text:p text:style-name="P3"><text:span text:style-name="T14">по лабораторной работе</text:span><text:span text:style-name="T27"> </text:span><text:span text:style-name="T22">№</text:span><text:span text:style-name="T24">4</text:span></text:p>
      <text:p text:style-name="P3"><text:span text:style-name="T14">по дисциплине </text:span><text:span text:style-name="T22">«Построение и анализ алгоритмов»</text:span></text:p>
      <text:p text:style-name="P3"><text:span text:style-name="Название_20_книги"><text:span text:style-name="T28">Тема: </text:span></text:span><text:span text:style-name="Название_20_книги"><text:span text:style-name="T29">Алгоритм Кнута-Морриса-Пратта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7">Студент гр. </text:span><text:span text:style-name="T23">9383</text:span>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11"><text:span text:style-name="T30">Ноздрин</text:span> <text:span text:style-name="T30">В</text:span>.<text:span text:style-name="T30">Я</text:span>.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8"/>
          </table:table-cell>
          <table:table-cell table:style-name="Table1.A1" office:value-type="string">
            <text:p text:style-name="P11">Фирсов М.А.</text:p>
          </table:table-cell>
        </table:table-row>
      </table:table>
      <text:p text:style-name="P9"/>
      <text:p text:style-name="P9"/>
      <text:p text:style-name="P9">Санкт-Петербург</text:p>
      <text:p text:style-name="P15">202<text:span text:style-name="T41">1</text:span></text:p>
      <text:p text:style-name="P5"/>
      <text:p text:style-name="P16">Цель работы.</text:p>
      <text:p text:style-name="P22"><text:span text:style-name="T46">Реализовать </text:span><text:span text:style-name="T48">а</text:span><text:span text:style-name="T46">лгоритм Кнута-Морриса-Пратта </text:span><text:span text:style-name="T48">и оценить его сложность.</text:span></text:p>
      <text:p text:style-name="P24">Задание.</text:p>
      <text:p text:style-name="P23">Реализуйте алгоритм КМП и с его помощью для заданных шаблона P (P∣≤15000) и текста T (∣T∣≤5000000) найдите все вхождения P в T.</text:p>
      <text:p text:style-name="P23">Вход:</text:p>
      <text:p text:style-name="P23">Первая строка - P</text:p>
      <text:p text:style-name="P23">Вторая строка - <text:span text:style-name="T48">T</text:span></text:p>
      <text:p text:style-name="P23">Выход:</text:p>
      <text:p text:style-name="P23">индексы начал вхождений P <text:s/>в T, разделенных запятой, если P не входит в T, то вывести −1</text:p>
      <text:p text:style-name="P20"/>
      <text:p text:style-name="P17">Описание алгоритма.</text:p>
      <text:p text:style-name="P29">Для решения задачи был реализован алгоритм <text:span text:style-name="T25">Кнута-Морриса-Пратта </text:span><text:span text:style-name="T26">для поиска вхождений строки-образца в тексте</text:span>. <text:span text:style-name="T49">Идея алгоритма заключается в том, чтобы вычислить префикс-функцию для образца и, пользуясь этими значениями, выполнить лишь один линейный проход по тексту для поиска всех вхождений образца в тексте.</text:span></text:p>
      <text:p text:style-name="P21"><text:span text:style-name="T1">Оценка сложности </text:span><text:span text:style-name="T2">жадного </text:span><text:span text:style-name="T1">алгоритма.</text:span></text:p>
      <text:p text:style-name="P28"><text:span text:style-name="T40">Префикс-функция вычилсяется линейно за O(m), где m — длина строки-образца. Поиск вхождений выполняется также за линейное время O(n), где n — длина текста. Тогда итоговая сложность будет O(n+m).</text:span><text:tab/></text:p>
      <text:p text:style-name="P19">Описание функций и структур данных.</text:p>
      <text:p text:style-name="P18"><text:span text:style-name="T37">std::vector&lt;size_t&gt;</text:span><text:span text:style-name="T20"> </text:span><text:span text:style-name="T36">prefixFunction</text:span><text:span text:style-name="T8"> – </text:span><text:span text:style-name="T35">префикс-функция</text:span><text:span text:style-name="T10">.</text:span></text:p>
      <text:p text:style-name="P18"><text:span text:style-name="T21">std::vector&lt;size_t&gt; kmp</text:span><text:span text:style-name="T8"> – </text:span><text:span text:style-name="T11">метод</text:span><text:span text:style-name="T31">, </text:span><text:span text:style-name="T35">реализующий поиск вхождений</text:span><text:span text:style-name="T33">.</text:span></text:p>
      <text:p text:style-name="P18"><text:span text:style-name="T16">void</text:span><text:span text:style-name="T20"> </text:span><text:span text:style-name="T17">print</text:span><text:span text:style-name="T20">()</text:span><text:span text:style-name="T8"> – </text:span><text:span text:style-name="T11">м</text:span><text:span text:style-name="T33">етод, </text:span><text:span text:style-name="T34">выводящий на экран </text:span><text:span text:style-name="T35">результат поиска.</text:span></text:p>
      <text:p text:style-name="P19">Выводы.</text:p>
      <text:p text:style-name="P30">Применен на практике алгоритм поиска <text:span text:style-name="T45">вхождений строки-шаблона в теест</text:span>. <text:span text:style-name="T47">Исследован алгоритм </text:span><text:span text:style-name="T44">Кнута-Морриса-Пратта</text:span><text:span text:style-name="T42"> на предмет </text:span><text:span text:style-name="T43">сложности</text:span><text:span text:style-name="T47">.</text:span></text:p>
      <text:p text:style-name="P25"/>
      <text:p text:style-name="P27"><text:span text:style-name="Название_20_книги">П</text:span><text:span text:style-name="Название_20_книги"><text:span text:style-name="T3">риложение А</text:span></text:span></text:p>
      <text:p text:style-name="P26"><text:span text:style-name="Название_20_книги"><text:span text:style-name="T3">Исходный код программы</text:span></text:span></text:p>
      <text:p text:style-name="P12"><text:span text:style-name="T15">Файл</text:span><text:span text:style-name="T18"> main.cpp:</text:span></text:p>
      <text:p text:style-name="P13">#include &lt;iostream&gt;</text:p>
      <text:p text:style-name="P13">#include &lt;vector&gt;</text:p>
      <text:p text:style-name="P13"/>
      <text:p text:style-name="P13">#define KMP 1</text:p>
      <text:p text:style-name="P13"/>
      <text:p text:style-name="P13">void print(std::vector&lt;size_t&gt; numbers) {</text:p>
      <text:p text:style-name="P13"><text:s text:c="2"/>for (int i = 0; i &lt; numbers.size(); i++) {</text:p>
      <text:p text:style-name="P13"><text:s text:c="4"/>if (i == 0)</text:p>
      <text:p text:style-name="P13"><text:s text:c="6"/>std::cout &lt;&lt; numbers[i];</text:p>
      <text:p text:style-name="P13"><text:s text:c="4"/>else</text:p>
      <text:p text:style-name="P13"><text:s text:c="6"/>std::cout &lt;&lt; "," &lt;&lt; numbers[i];</text:p>
      <text:p text:style-name="P13"><text:s text:c="2"/>}</text:p>
      <text:p text:style-name="P13"><text:s text:c="2"/>std::cout &lt;&lt; "\n";</text:p>
      <text:p text:style-name="P13">}</text:p>
      <text:p text:style-name="P13"/>
      <text:p text:style-name="P13">std::vector&lt;size_t&gt; prefixFunction(const std::string&amp; str) {</text:p>
      <text:p text:style-name="P13"><text:s text:c="2"/>std::vector&lt;size_t&gt; prefixValues(str.length());</text:p>
      <text:p text:style-name="P13"><text:s text:c="2"/>for (int i = 1; i &lt; str.size(); i++) {</text:p>
      <text:p text:style-name="P13"><text:s text:c="4"/>size_t counter = prefixValues[i-1];</text:p>
      <text:p text:style-name="P13"><text:s text:c="4"/>while (counter &gt; 0 &amp;&amp; str[counter] != str[i])</text:p>
      <text:p text:style-name="P13"><text:s text:c="6"/>counter = prefixValues[counter-1];</text:p>
      <text:p text:style-name="P13"><text:s text:c="4"/>if (str[i] == str[counter])</text:p>
      <text:p text:style-name="P13"><text:s text:c="6"/>counter++;</text:p>
      <text:p text:style-name="P13"><text:s text:c="4"/>prefixValues[i]=counter;</text:p>
      <text:p text:style-name="P13"><text:s text:c="2"/>}</text:p>
      <text:p text:style-name="P13"><text:s text:c="2"/>return prefixValues;</text:p>
      <text:p text:style-name="P13">}</text:p>
      <text:p text:style-name="P13"/>
      <text:p text:style-name="P13">std::vector&lt;size_t&gt; kmp(std::string&amp; sample, std::string&amp; text) {</text:p>
      <text:p text:style-name="P13"><text:s text:c="2"/>std::vector&lt;size_t&gt; result;</text:p>
      <text:p text:style-name="P13"><text:s text:c="2"/>std::vector&lt;size_t&gt; samplePrefixValues = prefixFunction(sample);</text:p>
      <text:p text:style-name="P13"><text:s text:c="2"/>size_t sampleInd = 0;</text:p>
      <text:p text:style-name="P13"><text:s text:c="2"/>for (size_t textInd = 0; textInd &lt; text.size(); textInd++) {</text:p>
      <text:p text:style-name="P13"><text:s text:c="4"/>if (text[textInd] == sample[sampleInd]) {</text:p>
      <text:p text:style-name="P13"><text:s text:c="6"/>sampleInd++;</text:p>
      <text:p text:style-name="P13"><text:s text:c="6"/>if (sampleInd == sample.size()) {</text:p>
      <text:p text:style-name="P13"><text:s text:c="8"/>result.push_back(textInd-sample.size()+1);</text:p>
      <text:p text:style-name="P13"><text:s text:c="6"/>}</text:p>
      <text:p text:style-name="P13"><text:s text:c="6"/>continue;</text:p>
      <text:p text:style-name="P13"><text:s text:c="4"/>}</text:p>
      <text:p text:style-name="P13"><text:s text:c="4"/>if (sampleInd == 0) continue;</text:p>
      <text:p text:style-name="P13"><text:s text:c="4"/>sampleInd = samplePrefixValues[sampleInd-1];</text:p>
      <text:p text:style-name="P13"><text:s text:c="4"/>textInd--;</text:p>
      <text:p text:style-name="P13"><text:s text:c="2"/>}</text:p>
      <text:p text:style-name="P13"><text:s text:c="2"/>if (result.empty())</text:p>
      <text:p text:style-name="P13"><text:s text:c="4"/>result.push_back(-1);</text:p>
      <text:p text:style-name="P13"><text:s text:c="2"/>return result;</text:p>
      <text:p text:style-name="P13">}</text:p>
      <text:p text:style-name="P13"/>
      <text:p text:style-name="P13">int isCyclicShift(std::string&amp; sample, std::string&amp; text) {</text:p>
      <text:p text:style-name="P13"><text:s text:c="2"/>if (sample.length()!=text.length())</text:p>
      <text:p text:style-name="P13"><text:s text:c="4"/>return -1;</text:p>
      <text:p text:style-name="P13"><text:soft-page-break/><text:s text:c="2"/>if (sample == text)</text:p>
      <text:p text:style-name="P13"><text:s text:c="4"/>return 0;</text:p>
      <text:p text:style-name="P13"><text:s text:c="2"/>std::vector&lt;size_t&gt; result;</text:p>
      <text:p text:style-name="P13"><text:s text:c="2"/>std::vector&lt;size_t&gt; samplePrefixValues = prefixFunction(sample);</text:p>
      <text:p text:style-name="P13"><text:s text:c="2"/>size_t sampleInd = 0;</text:p>
      <text:p text:style-name="P13"><text:s text:c="2"/>for (size_t textInd = 0; textInd &lt; 2*text.size(); textInd++) {</text:p>
      <text:p text:style-name="P13"><text:s text:c="4"/>if (text[textInd%text.size()] == sample[sampleInd]) {</text:p>
      <text:p text:style-name="P13"><text:s text:c="6"/>sampleInd++;</text:p>
      <text:p text:style-name="P13"><text:s text:c="6"/>if (sampleInd == sample.size()) {</text:p>
      <text:p text:style-name="P13"><text:s text:c="8"/>return textInd-sample.size()+1;</text:p>
      <text:p text:style-name="P13"><text:s text:c="6"/>}</text:p>
      <text:p text:style-name="P13"><text:s text:c="6"/>continue;</text:p>
      <text:p text:style-name="P13"><text:s text:c="4"/>}</text:p>
      <text:p text:style-name="P13"><text:s text:c="4"/>if (sampleInd == 0) continue;</text:p>
      <text:p text:style-name="P13"><text:s text:c="4"/>sampleInd = samplePrefixValues[sampleInd-1];</text:p>
      <text:p text:style-name="P13"><text:s text:c="4"/>textInd--;</text:p>
      <text:p text:style-name="P13"><text:s text:c="2"/>}</text:p>
      <text:p text:style-name="P13"><text:s text:c="2"/>return -1;</text:p>
      <text:p text:style-name="P13">}</text:p>
      <text:p text:style-name="P13"/>
      <text:p text:style-name="P13"/>
      <text:p text:style-name="P13">int main() {</text:p>
      <text:p text:style-name="P13"><text:s text:c="2"/>std::string sample, text;</text:p>
      <text:p text:style-name="P13"><text:s text:c="2"/>std::cin &gt;&gt; sample &gt;&gt; text;</text:p>
      <text:p text:style-name="P13">#if KMP</text:p>
      <text:p text:style-name="P13"><text:s text:c="2"/>auto result = kmp(sample, text);</text:p>
      <text:p text:style-name="P13"><text:s text:c="2"/>print(result);</text:p>
      <text:p text:style-name="P13">#else</text:p>
      <text:p text:style-name="P13"><text:s text:c="2"/>std:: cout &lt;&lt; isCyclicShift(sample, text);</text:p>
      <text:p text:style-name="P13"><text:s text:c="2"/>return 0;</text:p>
      <text:p text:style-name="P13">#endif</text:p>
      <text:p text:style-name="P13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0.5in" fo:margin-right="0in" fo:margin-top="0.1945in" fo:margin-bottom="0.1945in" style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style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 style:writing-mode="lr-tb"/>
      <style:text-properties style:use-window-font-color="true" loext:opacity="0%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style:writing-mode="lr-tb"/>
      <style:text-properties fo:color="#000000" loext:opacity="100%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style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style:contextual-spacing="false" fo:line-height="115%" fo:orphans="2" fo:widows="2" style:writing-mode="lr-tb"/>
      <style:text-properties fo:color="#000000" loext:opacity="100%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 style:writing-mode="lr-tb"/>
      <style:text-properties style:use-window-font-color="true" loext:opacity="0%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style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style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 style:shadow="none" style:writing-mode="lr-tb"/>
      <style:text-properties fo:color="#000000" loext:opacity="100%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 style:shadow="none" style:writing-mode="lr-tb"/>
      <style:text-properties fo:color="#000000" loext:opacity="100%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style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style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style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style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Standard_20__28_user_29_" style:display-name="Standard (user)" style:family="paragraph">
      <style:paragraph-properties fo:orphans="2" fo:widows="2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3" style:list-style-name="">
      <style:paragraph-properties fo:text-align="center" style:justify-single-word="false"/>
      <style:text-properties fo:font-size="14pt" fo:font-weight="bold" style:font-size-asian="14pt" style:font-weight-asian="bold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font-size="14pt" style:font-size-asian="14pt" style:font-size-complex="14pt" style:font-weight-complex="bold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loext:opacity="100%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loext:opacity="100%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Тема_20_примечания_20_Знак" style:display-name="Тема примечания Знак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WW8Num6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WW8Num6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WW8Num6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WW8Num6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WW8Num6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WW8Num6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5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ОЕКТ ЛЭТИ</dc:title>
    <dc:subject/>
    <meta:keyword/>
    <meta:initial-creator>SAP</meta:initial-creator>
    <meta:creation-date>2021-03-21T00:27:00</meta:creation-date>
    <dc:date>2021-10-02T00:40:48.998796420</dc:date>
    <meta:print-date>2021-03-21T00:27:00</meta:print-date>
    <meta:editing-cycles>15</meta:editing-cycles>
    <meta:editing-duration>P1DT6H45M15S</meta:editing-duration>
    <meta:generator>LibreOffice/7.1.6.2.0$Linux_X86_64 LibreOffice_project/10$Build-2</meta:generator>
    <meta:document-statistic meta:table-count="1" meta:image-count="0" meta:object-count="0" meta:page-count="5" meta:paragraph-count="116" meta:word-count="450" meta:character-count="3647" meta:non-whitespace-character-count="3070"/>
  </office:meta>
</office:document-meta>
</file>